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3pt" officeooo:rsid="002052c7" officeooo:paragraph-rsid="00214a50" style:font-size-asian="13pt" style:font-size-complex="13pt"/>
    </style:style>
    <style:style style:name="T1" style:family="text">
      <style:text-properties officeooo:rsid="00214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مدت هاست دارم نام filezilla را می فهمم اما نمی دانم که چیست . امشب داشتم اموزش پایتون هریسون را می دیدم به نظرم رسید که <text:s/>filezilla <text:s/>یک برنامه است که از طریق ان می توانیم فایل ها و فولدرهایی که روی سرور قرار داده ایم را ببینیم . مثل امکانی که ویندوز به <text:s/>ما روی کامپیوتر خودمان فراهم می کند . البته مطمئن نیستم حتما این باشد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1</meta:editing-cycles>
    <meta:creation-date>2017-06-01T07:12:00</meta:creation-date>
    <dc:date>2017-10-15T00:18:59.193212207</dc:date>
    <meta:editing-duration>PT2H59M46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68" meta:character-count="323" meta:non-whitespace-character-count="2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